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5429" draw:textarea-horizontal-align="justify" draw:textarea-vertical-align="middle" draw:auto-grow-height="false" fo:min-height="3.307cm" fo:min-width="2.294cm"/>
      <style:paragraph-properties style:writing-mode="lr-tb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1.02cm" fo:min-width="8.8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751cm" fo:min-width="4.517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2.294cm" fo:min-width="3.692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828cm" fo:min-width="0.489cm"/>
    </style:style>
    <style:style style:name="gr6" style:family="graphic" style:parent-style-name="standard">
      <style:graphic-properties draw:fill="none" draw:fill-color="#b2b2b2" draw:textarea-vertical-align="middle" draw:auto-grow-height="false" fo:min-height="8.418cm" fo:min-width="0.3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fill-color="#b2b2b2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5429"/>
      <style:paragraph-properties fo:text-align="center" style:writing-mode="lr-tb"/>
    </style:style>
    <style:style style:name="P3" style:family="paragraph">
      <loext:graphic-properties draw:fill-color="#d4ea6b"/>
      <style:paragraph-properties fo:text-align="center" style:writing-mode="lr-tb"/>
    </style:style>
    <style:style style:name="P4" style:family="paragraph">
      <loext:graphic-properties draw:fill-color="#b2b2b2"/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b2b2b2"/>
      <style:paragraph-properties fo:text-align="center" style:writing-mode="lr-tb"/>
    </style:style>
    <style:style style:name="P9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4.064cm" svg:x="7.477cm" svg:y="14.843cm">
          <text:p text:style-name="P1">rustc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398cm" svg:height="1.27cm" svg:x="5.699cm" svg:y="10.144cm">
          <text:p text:style-name="P1">2.2.0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699cm" svg:y="8.493cm">
          <text:p text:style-name="P1">2.2.1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826cm" svg:y="6.842cm">
          <text:p text:style-name="P1">2.2.2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826cm" svg:y="5.191cm">
          <text:p text:style-name="P1">2.2.3 n on crates.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5.715cm" svg:x="5.572cm" svg:y="2.651cm">
          <text:p text:style-name="P1"/>
          <text:p text:style-name="P1">Fedora</text:p>
          <text:p text:style-name="P1">Packaging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398cm" svg:height="1.27cm" svg:x="5.699cm" svg:y="11.795cm">
          <text:p text:style-name="P1">version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699cm" svg:y="13.446cm">
          <text:p text:style-name="P1">2.1.0 on crates.i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3.175cm" svg:x="15.986cm" svg:y="9.128cm">
          <text:p text:style-name="P1">audi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5" draw:layer="layout" svg:width="1.397cm" svg:height="1.524cm" svg:x="9.763cm" svg:y="10.01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9.398cm" svg:height="1.27cm" svg:x="5.699cm" svg:y="11.795cm">
          <text:p text:style-name="P1">2.1.1 on crates.io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13cm" svg:height="9.144cm" svg:x="3.032cm" svg:y="5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6.7cm" svg:height="0.962cm" draw:transform="rotate (1.5707963267949) translate (1.564cm 13.743cm)">
          <draw:text-box>
            <text:p>varies with Cargo.lock</text:p>
          </draw:text-box>
        </draw:frame>
        <draw:line draw:style-name="gr8" draw:text-style-name="P8" draw:layer="layout" svg:x1="16.113cm" svg:y1="16.621cm" svg:x2="15.097cm" svg:y2="14.843cm">
          <text:p/>
        </draw:line>
        <draw:frame draw:style-name="gr9" draw:text-style-name="P7" draw:layer="layout" svg:width="3.669cm" svg:height="2.54cm" svg:x="14.857cm" svg:y="17.129cm">
          <draw:text-box>
            <text:p>^2.1.0</text:p>
            <text:p>specified in</text:p>
            <text:p>Cargo.toml</text:p>
          </draw:text-box>
        </draw:frame>
        <draw:line draw:style-name="gr8" draw:text-style-name="P9" draw:layer="layout" svg:x1="19.161cm" svg:y1="5.318cm" svg:x2="15.224cm" svg:y2="9.128cm">
          <text:p/>
        </draw:line>
        <draw:frame draw:style-name="gr10" draw:text-style-name="P7" draw:layer="layout" svg:width="3.914cm" svg:height="2.384cm" svg:x="16.494cm" svg:y="3.391cm">
          <draw:text-box>
            <text:p>highest</text:p>
            <text:p>packaged in</text:p>
            <text:p>Fedora</text:p>
          </draw:text-box>
        </draw:frame>
        <draw:line draw:style-name="gr8" draw:text-style-name="P9" draw:layer="layout" svg:x1="3.921cm" svg:y1="17.637cm" svg:x2="5.826cm" svg:y2="6.461cm">
          <text:p/>
        </draw:line>
        <draw:frame draw:style-name="gr11" draw:text-style-name="P7" draw:layer="layout" svg:width="3.389cm" svg:height="1.673cm" svg:x="2.056cm" svg:y="17.488cm">
          <draw:text-box>
            <text:p>required</text:p>
            <text:p>to compi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8-03T09:07:47.373810224</meta:creation-date>
    <dc:date>2022-08-03T20:55:28.127928327</dc:date>
    <meta:editing-duration>PT7H55M37S</meta:editing-duration>
    <meta:editing-cycles>7</meta:editing-cycles>
    <meta:generator>LibreOffice/6.4.7.2$Linux_X86_64 LibreOffice_project/40$Build-2</meta:generator>
    <meta:document-statistic meta:object-count="19"/>
  </office:meta>
</office:document-meta>
</file>